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31000001464C2C2AF36DC9E29A.png" manifest:media-type="image/png"/>
  <manifest:file-entry manifest:full-path="Pictures/10000000000002140000013FDF9A0127902C97A9.png" manifest:media-type="image/png"/>
  <manifest:file-entry manifest:full-path="Pictures/100000000000020F0000013AB4607745DCC03153.png" manifest:media-type="image/png"/>
  <manifest:file-entry manifest:full-path="Pictures/10000000000002100000013E8F3EB935BD62E3E3.png" manifest:media-type="image/png"/>
  <manifest:file-entry manifest:full-path="Pictures/10000000000004C5000002DC12ADEAEFD88382E1.png" manifest:media-type="image/png"/>
  <manifest:file-entry manifest:full-path="Pictures/10000000000002080000013703E9F4F319DC052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755cm" svg:height="8.226cm" svg:x="0cm" svg:y="0cm">
          <draw:image xlink:href="Pictures/10000000000002080000013703E9F4F319DC0520.png" xlink:type="simple" xlink:show="embed" xlink:actuate="onLoad" draw:mime-type="image/png">
            <text:p/>
          </draw:image>
        </draw:frame>
        <draw:frame draw:style-name="gr1" draw:text-style-name="P1" draw:layer="layout" svg:width="13.967cm" svg:height="8.411cm" svg:x="14.033cm" svg:y="6.985cm">
          <draw:image xlink:href="Pictures/10000000000002100000013E8F3EB935BD62E3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3.94cm" svg:height="8.305cm" svg:x="0cm" svg:y="0cm">
          <draw:image xlink:href="Pictures/100000000000020F0000013AB4607745DCC03153.png" xlink:type="simple" xlink:show="embed" xlink:actuate="onLoad" draw:mime-type="image/png">
            <text:p/>
          </draw:image>
        </draw:frame>
        <draw:frame draw:style-name="gr1" draw:text-style-name="P1" draw:layer="layout" svg:width="14.073cm" svg:height="8.438cm" svg:x="13.335cm" svg:y="6.985cm">
          <draw:image xlink:href="Pictures/10000000000002140000013FDF9A0127902C97A9.png" xlink:type="simple" xlink:show="embed" xlink:actuate="onLoad" draw:mime-type="image/png">
            <text:p/>
          </draw:image>
        </draw:frame>
        <draw:frame draw:style-name="gr1" draw:text-style-name="P1" draw:layer="layout" svg:width="14.84cm" svg:height="8.623cm" svg:x="-0.235cm" svg:y="8.522cm">
          <draw:image xlink:href="Pictures/1000000000000231000001464C2C2AF36DC9E2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6.27cm" svg:height="15.749cm" svg:x="0cm" svg:y="1.905cm">
          <draw:image xlink:href="Pictures/10000000000004C5000002DC12ADEAEFD88382E1.png" xlink:type="simple" xlink:show="embed" xlink:actuate="onLoad" draw:mime-type="image/png">
            <text:p/>
          </draw:image>
        </draw:frame>
        <draw:frame draw:style-name="gr3" draw:text-style-name="P3" draw:layer="layout" svg:width="22.38cm" svg:height="1.674cm" svg:x="0.48cm" svg:y="0cm">
          <draw:text-box>
            <text:p>https://www.youtube.com/watch?v=isZKzKnGGyc&amp;list=PLl_EHtw2h7QQ28SD7CW_lTuc9pFeTKwiE&amp;index=13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51.517854828</meta:creation-date>
    <dc:date>2024-02-02T17:39:40.114847869</dc:date>
    <meta:editing-duration>P3DT8H11M11S</meta:editing-duration>
    <meta:editing-cycles>74</meta:editing-cycles>
    <meta:generator>LibreOffice/7.6.3.2$Linux_X86_64 LibreOffice_project/4fe86607b5ac922e55f140471fda9b60bdaa980d</meta:generator>
    <meta:document-statistic meta:object-count="64"/>
  </office:meta>
</office:document-meta>
</file>